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non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non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403">
            <text:p>1403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403">
            <text:p>1403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694">
            <text:p>4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0">
            <text:p>4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83">
            <text:p>50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042">
            <text:p>6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6">
            <text:p>2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557">
            <text:p>1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number-columns-repeated="21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40">
            <text:p>8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noncampus-virginia-" style:display-name="PageStyle_hate-crimes-non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